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3720" officeooo:paragraph-rsid="000a3720" style:font-size-asian="16pt" style:font-size-complex="16pt"/>
    </style:style>
    <style:style style:name="P2" style:family="paragraph" style:parent-style-name="Standard">
      <style:text-properties fo:font-size="16pt" officeooo:rsid="000b65ce" officeooo:paragraph-rsid="000b65c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opic plans</text:p>
      <text:p text:style-name="P1"/>
      <text:p text:style-name="P2">Introduction</text:p>
      <text:p text:style-name="P1">Bank Bodyguard Duty</text:p>
      <text:p text:style-name="P1">The 'Best' Financial Advisor</text:p>
      <text:p text:style-name="P1">Questions I asked my FAs</text:p>
      <text:p text:style-name="P1">My bet</text:p>
      <text:p text:style-name="P1">Read up on your 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0:42:27.408000000</meta:creation-date>
    <dc:date>2015-10-24T10:49:07.987000000</dc:date>
    <meta:editing-duration>PT6M40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7" meta:word-count="22" meta:character-count="119" meta:non-whitespace-character-count="104"/>
  </office:meta>
</office:document-meta>
</file>